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Frame">
      <style:graphic-properties style:vertical-pos="from-top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any Name" text:name="py3o.company.name"/>
      </text:user-field-decls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py3o.image(user.company_id.partner_id.image, 'png', height='1.3cm', isb64=True)" text:anchor-type="as-char" svg:y="0cm" draw:z-index="0"><draw:text-box fo:min-height="0.85cm" fo:min-width="2.94cm"><text:p text:style-name="Frame_20_contents"/></draw:text-box></draw:frame></text:span></text:span></text:p>
            </table:table-cell>
            <table:table-cell table:style-name="Tabella1.A1" office:value-type="string">
              <text:p text:style-name="MP1"/>
              <text:p text:style-name="MP2"><text:user-field-get text:name="py3o.company.name">Company Name</text:user-field-get></text:p>
              <text:p text:style-name="MP3"><text:span text:style-name="MT2"><text:placeholder text:placeholder-type="text">&lt;py3o.company.partner_id.street&gt;</text:placeholder></text:span><text:span text:style-name="MT2"> - </text:span><text:span text:style-name="MT2"><text:placeholder text:placeholder-type="text">&lt;py3o.company.partner_id.zip&gt;</text:placeholder></text:span><text:span text:style-name="MT2"> - </text:span><text:span text:style-name="MT2"><text:placeholder text:placeholder-type="text">&lt;py3o.company.partner_id.city&gt;</text:placeholder></text:span></text:p>
              <text:p text:style-name="MP4">Tel +39<text:span text:style-name="MT3"><text:placeholder text:placeholder-type="text">&lt;py3o.company.partner_id.phone&gt;</text:placeholder></text:span> - Fax +39<text:span text:style-name="MT3"><text:placeholder text:placeholder-type="text">&lt;py3o.company.partner_id.phone&gt;</text:placeholder></text:span></text:p>
              <text:p text:style-name="MP5">P<text:span text:style-name="MT4">artita </text:span>Iva <text:span text:style-name="MT5"><text:placeholder text:placeholder-type="text">&lt;py3o.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py3o.o.name or ''&gt;</text:placeholder></text:span><text:span text:style-name="MT6"> - Pagina </text:span><text:page-number text:select-page="current">1</text:page-number> <text:span text:style-name="MT6">di </text:span><text:page-count>1</text:page-count></text:p>
        <text:p text:style-name="MP8"/>
      </style:header>
      <style:footer>
        <text:p text:style-name="MP8"/>
        <text:p text:style-name="MP8"><text:span text:style-name="MT6"><text:placeholder text:placeholder-type="text">&lt;py3o.o.name or ''&gt;</text:placeholder></text:span><text:span text:style-name="MT6"> - Pagina </text:span><text:page-number text:select-page="current">1</text:page-number> <text:span text:style-name="MT6">di </text:span><text:page-count>1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py3o.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py3o.company.currency_id.symbol&gt;</text:placeholder></text:span></text:span><text:span text:style-name="Car._20_predefinito_20_paragrafo"><text:span text:style-name="MT10"> </text:span></text:span><text:span text:style-name="Car._20_predefinito_20_paragrafo"><text:span text:style-name="MT9"><text:placeholder text:placeholder-type="text">&lt;py3o.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py3o.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py3o.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py3o.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7-16T18:57:54.932000000</dc:date>
    <meta:print-date>2015-10-01T17:14:00Z</meta:print-date>
    <meta:editing-cycles>76</meta:editing-cycles>
    <meta:editing-duration>PT15H12M35S</meta:editing-duration>
    <meta:document-statistic meta:table-count="2" meta:image-count="0" meta:object-count="0" meta:page-count="1" meta:paragraph-count="12" meta:word-count="48" meta:character-count="574" meta:non-whitespace-character-count="537"/>
    <meta:template xlink:type="simple" xlink:actuate="onRequest" xlink:title="" xlink:href="Normal"/>
  </office:meta>
</office:document-meta>
</file>